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f73"/>
    </style:style>
    <style:style style:name="P2" style:family="paragraph" style:parent-style-name="Standard">
      <style:text-properties officeooo:rsid="0013afe7" officeooo:paragraph-rsid="0013afe7"/>
    </style:style>
    <style:style style:name="P3" style:family="paragraph" style:parent-style-name="Standard">
      <style:text-properties officeooo:rsid="0015d045" officeooo:paragraph-rsid="0013afe7"/>
    </style:style>
    <style:style style:name="P4" style:family="paragraph" style:parent-style-name="Standard">
      <style:text-properties officeooo:rsid="0015d045" officeooo:paragraph-rsid="0015d045"/>
    </style:style>
    <style:style style:name="P5" style:family="paragraph" style:parent-style-name="Standard">
      <style:text-properties officeooo:rsid="0015d045" officeooo:paragraph-rsid="00162079"/>
    </style:style>
    <style:style style:name="P6" style:family="paragraph" style:parent-style-name="Standard">
      <style:text-properties officeooo:rsid="0015d045" officeooo:paragraph-rsid="0017ac86"/>
    </style:style>
    <style:style style:name="P7" style:family="paragraph" style:parent-style-name="Standard">
      <style:text-properties officeooo:rsid="00162079" officeooo:paragraph-rsid="00162079"/>
    </style:style>
    <style:style style:name="P8" style:family="paragraph" style:parent-style-name="Standard">
      <style:text-properties officeooo:rsid="0017ac86" officeooo:paragraph-rsid="0017ac86"/>
    </style:style>
    <style:style style:name="P9" style:family="paragraph" style:parent-style-name="Standard">
      <style:text-properties officeooo:rsid="00187594" officeooo:paragraph-rsid="00187594"/>
    </style:style>
    <style:style style:name="P10" style:family="paragraph" style:parent-style-name="Standard">
      <style:text-properties officeooo:rsid="00187594" officeooo:paragraph-rsid="001a05ae"/>
    </style:style>
    <style:style style:name="P11" style:family="paragraph" style:parent-style-name="Standard">
      <style:text-properties officeooo:rsid="001a05ae" officeooo:paragraph-rsid="001a05ae"/>
    </style:style>
    <style:style style:name="T1" style:family="text">
      <style:text-properties officeooo:rsid="00136f73"/>
    </style:style>
    <style:style style:name="T2" style:family="text">
      <style:text-properties style:font-name="Liberation Serif1" fo:font-size="12pt" fo:language="en" fo:country="US" style:font-size-asian="12pt" style:font-size-complex="12pt"/>
    </style:style>
    <style:style style:name="T3" style:family="text">
      <style:text-properties style:font-name="Liberation Serif1" fo:font-size="12pt" fo:language="en" fo:country="US" officeooo:rsid="0013afe7" style:font-size-asian="12pt" style:font-size-complex="12pt"/>
    </style:style>
    <style:style style:name="T4" style:family="text">
      <style:text-properties style:font-name="Liberation Serif1" fo:font-size="12pt" fo:language="en" fo:country="US" officeooo:rsid="00162079" style:font-size-asian="12pt" style:font-size-complex="12pt"/>
    </style:style>
    <style:style style:name="T5" style:family="text">
      <style:text-properties style:font-name="Liberation Serif1" fo:font-size="12pt" fo:language="en" fo:country="US" officeooo:rsid="001a05ae" style:font-size-asian="12pt" style:font-size-complex="12pt"/>
    </style:style>
    <style:style style:name="T6" style:family="text">
      <style:text-properties style:font-name="Liberation Serif1" fo:font-size="12pt" fo:language="en" fo:country="US" officeooo:rsid="001a3d74" style:font-size-asian="12pt" style:font-size-complex="12pt"/>
    </style:style>
    <style:style style:name="T7" style:family="text">
      <style:text-properties style:font-name="Liberation Serif1" fo:font-size="13pt" fo:language="en" fo:country="US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36f73" style:font-size-asian="13pt" style:font-weight-asian="bold" style:font-size-complex="13pt" style:font-weight-complex="bold"/>
    </style:style>
    <style:style style:name="T9" style:family="text">
      <style:text-properties style:text-position="super 58%" style:font-name="Liberation Serif1" fo:font-size="12pt" fo:language="en" fo:country="US" style:font-size-asian="12pt" style:font-size-complex="12pt"/>
    </style:style>
    <style:style style:name="T10" style:family="text">
      <style:text-properties style:text-position="super 58%" style:font-name="Liberation Serif1" fo:font-size="12pt" fo:language="en" fo:country="US" officeooo:rsid="001a3d74" style:font-size-asian="12pt" style:font-size-complex="12pt"/>
    </style:style>
    <style:style style:name="T11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Project Summary</text:span><text:span text:style-name="T1">:- This project is all about building a Machine Learning model that predicts life expectancy rate of a country. Model will be trained on a particular dataset of a country comprising various factors such as </text:span><text:span text:style-name="T2">Regional variations, Economic Circumstances, Sex Differences, Mental Illnesses, Physical Illnesses, Education. </text:span><text:span text:style-name="T3">It is a Regression model that maps according to continuous values of parameters with output label.</text:span></text:p>
      <text:p text:style-name="P1"><text:span text:style-name="T3"/></text:p>
      <text:p text:style-name="P2"><text:span text:style-name="T7">Project Requirements</text:span><text:span text:style-name="T2">:- </text:span><text:span text:style-name="T6">Data set for building the model, Cloud Services and Watson Studio.</text:span></text:p>
      <text:p text:style-name="P3"><text:span text:style-name="T2"/></text:p>
      <text:p text:style-name="P4"><text:span text:style-name="T7">Functional Requirements</text:span><text:span text:style-name="T2">:- </text:span><text:span text:style-name="T4">1. User entering data </text:span><text:span text:style-name="T6">to model</text:span></text:p>
      <text:p text:style-name="P4"><text:span text:style-name="T4"><text:tab/><text:tab/><text:tab/><text:tab/> <text:s text:c="2"/>2. Data pre-processing </text:span><text:span text:style-name="T6">done by model</text:span></text:p>
      <text:p text:style-name="P5"><text:span text:style-name="T4"><text:tab/><text:tab/><text:tab/><text:tab/> <text:s text:c="2"/>3. Producing output by Regression model</text:span></text:p>
      <text:p text:style-name="P5"><text:span text:style-name="T4"><text:tab/><text:tab/></text:span></text:p>
      <text:p text:style-name="P7"><text:span text:style-name="T7">Technical Requirements</text:span><text:span text:style-name="T2">:- Python programming language, Machine Learning Algorithms (Regression Algorithms), Cloud Services and Watson Studio knowledge.</text:span></text:p>
      <text:p text:style-name="P7"><text:span text:style-name="T2"/></text:p>
      <text:p text:style-name="P6"><text:span text:style-name="T7">Software Requirements</text:span><text:span text:style-name="T2">:- Python, </text:span><text:span text:style-name="T5">Github, </text:span><text:span text:style-name="T2">I.B.M. Cloud Services, I.B.M. Watson Studio, Machine Learning libraries.</text:span></text:p>
      <text:p text:style-name="P6"><text:span text:style-name="T2"/></text:p>
      <text:p text:style-name="P8"><text:span text:style-name="T7">Project Deliverable</text:span><text:span text:style-name="T2">:- Life Expectancy Rate</text:span></text:p>
      <text:p text:style-name="P8"><text:span text:style-name="T2"/></text:p>
      <text:p text:style-name="P8"><text:span text:style-name="T7">Project Team</text:span><text:span text:style-name="T2">:- <text:s/>Individual</text:span></text:p>
      <text:p text:style-name="P8"><text:span text:style-name="T2"/></text:p>
      <text:p text:style-name="P10"><text:span text:style-name="T7">Project Schedule</text:span><text:span text:style-name="T2">:- <text:s text:c="2"/></text:span><text:span text:style-name="T5">Task Scheduling</text:span></text:p>
      <text:p text:style-name="P10"><text:span text:style-name="T5"><text:tab/><text:tab/> <text:s text:c="9"/>1. Collecting data set</text:span></text:p>
      <text:p text:style-name="P9"><text:span text:style-name="T5"><text:tab/><text:tab/> <text:s text:c="9"/>2. Training the model</text:span></text:p>
      <text:p text:style-name="P10"><text:span text:style-name="T5"><text:s text:c="34"/>3. Tuning the model</text:span></text:p>
      <text:p text:style-name="P10"><text:span text:style-name="T5"><text:tab/><text:tab/> <text:s text:c="9"/>4. Predicting output</text:span></text:p>
      <text:p text:style-name="P9"><text:span text:style-name="T5"><text:tab/><text:tab/> <text:s text:c="9"/>5. Deploying the model</text:span></text:p>
      <text:p text:style-name="P9"><text:span text:style-name="T5"/></text:p>
      <text:p text:style-name="P9"><text:span text:style-name="T5"><text:tab/><text:tab/> <text:s text:c="9"/>Time Scheduling:</text:span></text:p>
      <text:p text:style-name="P9"><text:span text:style-name="T5"><text:tab/><text:tab/> <text:s text:c="9"/>1. The first week must be allocated to determine project scope and setting up <text:tab/><text:tab/> <text:s text:c="9"/>tasks, it also involves setting up environment such as github.</text:span></text:p>
      <text:p text:style-name="P11"><text:span text:style-name="T2"><text:tab/><text:tab/> <text:s text:c="9"/>2.Second week is to learn Cloud services and Watson Studio and service and <text:s text:c="6"/><text:tab/><text:tab/> <text:s text:c="9"/>Node-Red. </text:span><text:span text:style-name="T6">It also involves creating Node-Red application.</text:span></text:p>
      <text:p text:style-name="P11"><text:span text:style-name="T2"><text:tab/><text:tab/> <text:s text:c="9"/>3. Third week is all about collecting data set and building M.L. model and <text:tab/><text:tab/> <text:s text:c="21"/>predicting life expectancy using python.</text:span></text:p>
      <text:p text:style-name="P11"><text:span text:style-name="T2"><text:tab/><text:tab/> <text:s text:c="9"/>4. Fourth week is for predicting life expectancy rate without python</text:span></text:p>
      <text:p text:style-name="P11"><text:span text:style-name="T2"><text:tab/><text:tab/> <text:s text:c="9"/>5. The whole project will be build in the time of one month starting 19</text:span><text:span text:style-name="T9">th</text:span><text:span text:style-name="T2"> May <text:s text:c="4"/><text:tab/><text:tab/> <text:s text:c="9"/>2020 to </text:span><text:span text:style-name="T6">18</text:span><text:span text:style-name="T10">th</text:span><text:span text:style-name="T6"> May 2020.</text:span><text:span text:style-name="T2"> </text:span></text:p>
      <text:p text:style-name="P7"><text:span text:style-name="T2"><text:tab/><text:tab/><text:tab/></text:span></text:p>
      <text:p text:style-name="P7"><text:span text:style-name="T2"><text:tab/><text:tab/><text:tab/>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3:07:28.762651597</meta:creation-date>
    <dc:date>2020-05-22T00:56:16.395970508</dc:date>
    <meta:editing-duration>PT3M28S</meta:editing-duration>
    <meta:editing-cycles>1</meta:editing-cycles>
    <meta:document-statistic meta:table-count="0" meta:image-count="0" meta:object-count="0" meta:page-count="1" meta:paragraph-count="24" meta:word-count="253" meta:character-count="1938" meta:non-whitespace-character-count="1456"/>
    <meta:generator>LibreOffice/6.2.5.2$Linux_X86_64 LibreOffice_project/1ec314fa52f458adc18c4f025c545a4e8b22c159</meta:generator>
  </office:meta>
</office:document-meta>
</file>